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</style:style>
    <style:style style:name="P2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</style:style>
    <style:style style:name="P3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Normal">
      <style:paragraph-properties fo:margin-left="0in" fo:margin-right="0in" fo:margin-top="0in" fo:margin-bottom="0in" loext:contextual-spacing="false" fo:text-indent="0.3752in" style:auto-text-indent="false">
        <style:tab-stops>
          <style:tab-stop style:position="0.6252in"/>
        </style:tab-stops>
      </style:paragraph-properties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Normal">
      <style:paragraph-properties fo:margin-left="0in" fo:margin-right="0in" fo:margin-top="0in" fo:margin-bottom="0in" loext:contextual-spacing="false" fo:text-indent="0.3752in" style:auto-text-indent="false">
        <style:tab-stops>
          <style:tab-stop style:position="0.6252in"/>
        </style:tab-stops>
      </style:paragraph-properties>
      <style:text-properties style:font-name="Consolas" fo:font-size="9.5pt" style:font-size-asian="9.5pt" style:font-size-complex="9.5pt"/>
    </style:style>
    <style:style style:name="P8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Times New Roman" fo:font-size="14pt" style:font-size-asian="14pt" style:font-size-complex="14pt"/>
    </style:style>
    <style:style style:name="P9" style:family="paragraph" style:parent-style-name="Normal">
      <style:paragraph-properties fo:margin-left="0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0.6252in"/>
        </style:tab-stops>
      </style:paragraph-properties>
      <style:text-properties style:font-name="Times New Roman" fo:font-size="16pt" fo:font-weight="bold" style:font-size-asian="16pt" style:font-size-complex="16pt"/>
    </style:style>
    <style:style style:name="P10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Consolas" fo:font-size="9.5pt" style:font-size-asian="9.5pt" style:font-size-complex="9.5pt"/>
    </style:style>
    <style:style style:name="P11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Consolas" fo:font-size="9pt" style:font-size-asian="9pt" style:font-size-complex="9pt"/>
    </style:style>
    <style:style style:name="P12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</style:style>
    <style:style style:name="P13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officeooo:paragraph-rsid="001ff9cc"/>
    </style:style>
    <style:style style:name="P14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Consolas" fo:font-size="9.5pt" style:font-size-asian="9.5pt" style:font-size-complex="9.5pt"/>
    </style:style>
    <style:style style:name="P15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Times New Roman" fo:font-size="14pt" style:font-size-asian="14pt" style:font-size-complex="14pt"/>
    </style:style>
    <style:style style:name="P16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fo:color="#000000" style:font-name="Times New Roman" fo:font-size="14pt" fo:language="en" fo:country="US" fo:font-weight="normal" style:font-size-asian="14pt" style:font-size-complex="14pt"/>
    </style:style>
    <style:style style:name="P17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Liberation Serif1" fo:font-size="12pt" fo:font-weight="normal" officeooo:paragraph-rsid="00219b3a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 fo:font-size="12pt" fo:language="en" fo:country="US" fo:font-weight="normal"/>
    </style:style>
    <style:style style:name="T3" style:family="text">
      <style:text-properties fo:color="#000000" style:font-name="Liberation Serif1" fo:font-size="12pt" fo:language="ru" fo:country="RU" fo:font-weight="normal"/>
    </style:style>
    <style:style style:name="T4" style:family="text">
      <style:text-properties fo:color="#000000" fo:font-size="12pt" fo:language="en" fo:country="US" fo:font-weight="normal"/>
    </style:style>
    <style:style style:name="T5" style:family="text">
      <style:text-properties fo:color="#000000" fo:language="en" fo:country="US" fo:font-weight="normal"/>
    </style:style>
    <style:style style:name="T6" style:family="text">
      <style:text-properties fo:color="#000000" style:font-name="Times New Roman" fo:font-size="14pt" fo:language="ru" fo:country="RU" style:font-size-asian="14pt" style:font-size-complex="14pt"/>
    </style:style>
    <style:style style:name="T7" style:family="text">
      <style:text-properties style:font-name="Times New Roman" fo:font-size="14pt" fo:font-weight="bold"/>
    </style:style>
    <style:style style:name="T8" style:family="text">
      <style:text-properties style:font-name="Consolas"/>
    </style:style>
    <style:style style:name="T9" style:family="text">
      <style:text-properties style:font-name="Consolas" fo:font-size="9.5pt" style:font-size-asian="9.5pt" style:font-size-complex="9.5pt"/>
    </style:style>
    <style:style style:name="T10" style:family="text">
      <style:text-properties style:font-name="Consolas" fo:font-size="8pt" style:font-size-asian="8pt" style:font-size-complex="8pt"/>
    </style:style>
    <style:style style:name="T11" style:family="text">
      <style:text-properties style:font-name="Consolas" fo:font-size="9pt" style:font-size-asian="9pt" style:font-size-complex="9pt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fo:language="ru" fo:country="RU" style:font-size-asian="14pt" style:font-size-complex="14pt"/>
    </style:style>
    <style:style style:name="T15" style:family="text">
      <style:text-properties style:font-name="Times New Roman" fo:language="ru" fo:country="RU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officeooo:rsid="00204e2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6">Ход работы</text:p>
        <text:p text:style-name="P5"><text:span text:style-name="Emphasis_5f_text"><text:span text:style-name="T7"/></text:span></text:p>
        <text:p text:style-name="P3">1. Откройте терминал и определите текущий каталог.</text:p>
        <text:p text:style-name="P4"/>
        <text:p text:style-name="P7">asu@asu10:~$ ls</text:p>
        <text:p text:style-name="P7">7var.txt <text:s text:c="2"/>snap <text:s text:c="15"/>Документы <text:s text:c="4"/>Музыка <text:s text:c="9"/>Шаблоны</text:p>
        <text:p text:style-name="P7">dima7var <text:s text:c="2"/>администрирование <text:s text:c="2"/>Загрузки <text:s text:c="5"/>Общедоступные</text:p>
        <text:p text:style-name="P7">dima.txt <text:s text:c="2"/>Видео <text:s text:c="14"/>Изображения <text:s/>'Рабочий стол'</text:p>
        <text:p text:style-name="P2"/>
        <text:p text:style-name="P3">2. Перейдите в домашний каталог и просмотрите его содержимое.</text:p>
        <text:p text:style-name="P4"/>
        <text:p text:style-name="P7">asu@asu10:/home$ ls</text:p>
        <text:p text:style-name="P7">asu</text:p>
        <text:p text:style-name="P4"/>
        <text:p text:style-name="P3">3. Создайте новый каталог, назвав его своей фамилией на латинице. Убедитесь, что каталог был создан, после чего перейдите в него. Выведите абсолютный путь к текущей директории.</text:p>
        <text:p text:style-name="P4"/>
        <text:p text:style-name="P7">asu@asu10:/home$ sudo mkdir Tereschenko</text:p>
        <text:p text:style-name="P7">[sudo] пароль для asu: </text:p>
        <text:p text:style-name="P7">asu@asu10:/home$ cd Tereschenko</text:p>
        <text:p text:style-name="P7">asu@asu10:/home/Tereschenko$ pwd</text:p>
        <text:p text:style-name="P7">/home/Tereschenko</text:p>
        <text:p text:style-name="P7">asu@asu10:/home/Tereschenko$ </text:p>
        <text:p text:style-name="P4"/>
        <text:p text:style-name="P3">4. Создайте несколько файлов внутри каталога, создайте жесткие и символьные ссылки на созданные файлы.</text:p>
        <text:p text:style-name="P2"/>
        <text:p text:style-name="P10"><text:tab/>asu@asu10:/home/Tereschenko$ sudo touch test1 test2 test3</text:p>
        <text:p text:style-name="P10"><text:tab/>asu@asu10:/home/Tereschenko$ sudo ln -s /home/Tereschenko/test1.txt</text:p>
        <text:p text:style-name="P10"><text:tab/>asu@asu10:/home/Tereschenko$ sudo ln -s /home/Tereschenko/test2.txt</text:p>
        <text:p text:style-name="P10"><text:tab/>asu@asu10:/home/Tereschenko$ sudo ln -s /home/Tereschenko/test3.txt</text:p>
        <text:p text:style-name="P10"><text:tab/>asu@asu10:/home/Tereschenko$ sudo ln /home/Tereschenko/test1.txt hardLinkOfFile1</text:p>
        <text:p text:style-name="P10"><text:tab/>asu@asu10:/home/Tereschenko$ sudo ln /home/Tereschenko/test2.txt hardLinkOfFile2</text:p>
        <text:p text:style-name="P10"><text:tab/>asu@asu10:/home/Tereschenko$ sudo ln /home/Tereschenko/test3.txt hardLinkOfFile3</text:p>
        <text:p text:style-name="P2"/>
        <text:p text:style-name="P3">Выведите права доступа для файлов и созданных ссылок и расскажите, кому разрешен доступ к каждому из файлов/ссылок.</text:p>
        <text:p text:style-name="P2"/>
        <text:p text:style-name="P2"><text:tab/><text:span text:style-name="T9">asu@asu10:/home/Tereschenko$ ls -l</text:span></text:p>
        <text:p text:style-name="P10"><text:tab/>lrwxrwxrwx 2 root root 27 сен 10 14:40 hardLinkOfFile1-&gt;/home/Tereschenko/test1.txt</text:p>
        <text:p text:style-name="P10"><text:tab/>lrwxrwxrwx 2 root root 27 сен 10 14:40 hardLinkOfFile2-&gt;/home/Tereschenko/test2.txt</text:p>
        <text:p text:style-name="P10"><text:tab/>lrwxrwxrwx 2 root root 27 сен 10 14:40 hardLinkOfFile3-&gt;/home/Tereschenko/test3.txt</text:p>
        <text:p text:style-name="P10"><text:tab/>-rw-r--r-- 1 root root <text:s/>0 сен 10 14:20 test1</text:p>
        <text:p text:style-name="P10"><text:tab/>lrwxrwxrwx 2 root root 27 сен 10 14:40 test1.txt-&gt;/home/Tereschenko/test1.txt</text:p>
        <text:p text:style-name="P10"><text:tab/>-rw-r--r-- 1 root root <text:s/>0 сен 10 14:20 test2</text:p>
        <text:p text:style-name="P10"><text:tab/>lrwxrwxrwx 2 root root 27 сен 10 14:40 test2.txt-&gt;/home/Tereschenko/test2.txt</text:p>
        <text:p text:style-name="P10"><text:tab/>-rw-r--r-- 1 root root <text:s/>0 сен 10 14:20 test3</text:p>
        <text:p text:style-name="P10"><text:tab/>lrwxrwxrwx 2 root root 27 сен 10 14:40 test3.txt-&gt;/home/Tereschenko/test3.txt</text:p>
        <text:p text:style-name="P2"/>
        <text:p text:style-name="P13"><text:tab/><text:span text:style-name="T13">Доступ к файлам и ссылка доступен только root-пользователю. Ссылки </text:span></text:p>
        <text:p text:style-name="P13"><text:span text:style-name="T13"><text:tab/>доступны для всех действий, однако сами файлы недоступны для <text:s/><text:tab/>записи и выполнения.</text:span></text:p>
        <text:p text:style-name="P2"/>
        <text:p text:style-name="P3"/>
        <text:p text:style-name="P3"><text:soft-page-break/>Удалите файлы и проверьте, что будет с ссылками после удаления файлов. </text:p>
        <text:p text:style-name="P2"/>
        <text:p text:style-name="P2"><text:tab/><text:span text:style-name="T9">asu@asu10:/home/Tereschenko$ sudo rm test1.txt test2.txt test3.txt</text:span></text:p>
        <text:p text:style-name="P10"><text:tab/>asu@asu10:/home/Tereschenko$ ls -l</text:p>
        <text:p text:style-name="P10"><text:tab/>lrwxrwxrwx 1 root root 27 сен 10 14:40 hardLinkOfFile1-&gt;/home/Tereschenko/test1.txt</text:p>
        <text:p text:style-name="P10"><text:tab/>lrwxrwxrwx 1 root root 27 сен 10 14:40 hardLinkOfFile2-&gt;/home/Tereschenko/test2.txt</text:p>
        <text:p text:style-name="P10"><text:tab/>lrwxrwxrwx 1 root root 27 сен 10 14:40 hardLinkOfFile3-&gt;/home/Tereschenko/test3.txt</text:p>
        <text:p text:style-name="P10"><text:tab/>-rw-r--r-- 1 root root <text:s/>0 сен 10 14:20 test1</text:p>
        <text:p text:style-name="P10"><text:tab/>-rw-r--r-- 1 root root <text:s/>0 сен 10 14:20 test2</text:p>
        <text:p text:style-name="P10"><text:tab/>-rw-r--r-- 1 root root <text:s/>0 сен 10 14:20 test3</text:p>
        <text:p text:style-name="P2"/>
        <text:p text:style-name="P2"><text:tab/><text:span text:style-name="T13">После удаления жёсткая ссылка осталась доступна для работы, а <text:tab/>символьная ссылка теперь указывает на пустой файл.</text:span></text:p>
        <text:p text:style-name="P2"/>
        <text:p text:style-name="P3">Есть ли разница между жесткими и символьными ссылками?</text:p>
        <text:p text:style-name="P2"><text:tab/></text:p>
        <text:p text:style-name="P13"><text:tab/><text:span text:style-name="T13">Да, символьные ссылки – это файл, содержащий путь до целевого <text:tab/>файла, и больше <text:s/>ничего, имеет собственные права доступа, которые не </text:span></text:p>
        <text:p text:style-name="P13"><text:span text:style-name="T13"><text:tab/>распространяются на целевой файл. Действия с целевым файлом не </text:span></text:p>
        <text:p text:style-name="P13"><text:span text:style-name="T13"><text:tab/>влияют на ссылку. Символьная ссылка может быть создана для</text:span></text:p>
        <text:p text:style-name="P13"><text:span text:style-name="T13"><text:tab/>директории. Может указывать на несуществующий файл. Жёсткая <text:s/><text:tab/>ссылка это еще одно имя на файл. Не может указывать на директорию,</text:span></text:p>
        <text:p text:style-name="P13"><text:span text:style-name="T13"><text:tab/>не может указывать на несуществующий файл. Жёсткая ссылка и файл,</text:span></text:p>
        <text:p text:style-name="P13"><text:span text:style-name="T13"><text:tab/>на который она указывает имеют одинаковые индексы в файловой <text:tab/>системе.</text:span></text:p>
        <text:p text:style-name="P2"/>
        <text:p text:style-name="P3">5. Создайте подкаталоги разной степени вложенности. Выведите результат команды tree для вашей директории.</text:p>
        <text:p text:style-name="P2"/>
        <text:p text:style-name="P2"><text:tab/><text:span text:style-name="T9">asu@asu10:/home/Tereschenko$ sudo mkdir 1</text:span></text:p>
        <text:p text:style-name="P10"><text:tab/>asu@asu10:/home/Tereschenko$ sudo mkdir 2</text:p>
        <text:p text:style-name="P10"><text:tab/>asu@asu10:/home/Tereschenko$ sudo mkdir 3</text:p>
        <text:p text:style-name="P10"><text:tab/>asu@asu10:/home/Tereschenko$ cd 3</text:p>
        <text:p text:style-name="P10"><text:tab/>asu@asu10:/home/Tereschenko/3$ sudo mkdir 1</text:p>
        <text:p text:style-name="P10"><text:tab/>asu@asu10:/home/Tereschenko/3$ sudo mkdir 2</text:p>
        <text:p text:style-name="P10"><text:tab/>asu@asu10:/home/Tereschenko/3$ cd /home/Tereschenko/2</text:p>
        <text:p text:style-name="P10"><text:tab/>asu@asu10:/home/Tereschenko/2$ sudo mkdir 1</text:p>
        <text:p text:style-name="P10"><text:tab/>asu@asu10:/home/Tereschenko$ sudo tree</text:p>
        <text:p text:style-name="P10"><text:tab/>locales-launch: Data of ru_RU locale not found, generating, please wait...</text:p>
        <text:p text:style-name="P10"><text:tab/>├── 1</text:p>
        <text:p text:style-name="P10"><text:tab/>├── 2</text:p>
        <text:p text:style-name="P10"><text:tab/>│   └── 1</text:p>
        <text:p text:style-name="P10"><text:tab/>├── 3</text:p>
        <text:p text:style-name="P10"><text:tab/>│   ├── 1</text:p>
        <text:p text:style-name="P10"><text:tab/>│   └── 2</text:p>
        <text:p text:style-name="P10"><text:tab/>├── hardLinkOfFile1 -&gt; /home/Tereschenko/test1.txt</text:p>
        <text:p text:style-name="P10"><text:tab/>├── hardLinkOfFile2 -&gt; /home/Tereschenko/test2.txt</text:p>
        <text:p text:style-name="P10"><text:tab/>├── hardLinkOfFile3 -&gt; /home/Tereschenko/test3.txt</text:p>
        <text:p text:style-name="P10"><text:tab/>├── test1</text:p>
        <text:p text:style-name="P10"><text:tab/>├── test2</text:p>
        <text:p text:style-name="P10"><text:tab/>└── test3</text:p>
        <text:p text:style-name="P10"/>
        <text:p text:style-name="P10"><text:tab/>6 directories, 6 files</text:p>
        <text:p text:style-name="P2"/>
        <text:p text:style-name="P3"><text:soft-page-break/>6. Создайте файл и отредактируйте его с помощью консольного текстового редактора (например, nano), добавив в него несколько строк из вашего любимого стихотворения. Сохраните изменения, выйдите из редактора. Выведите содержимое файла на экран. Выведите права доступа и объясните что они означают.</text:p>
        <text:p text:style-name="P2"/>
        <text:p text:style-name="P10"><text:tab/>asu@asu10:/home/Tereschenko$ sudo touch test.txt</text:p>
        <text:p text:style-name="P10"><text:tab/>asu@asu10:/home/Tereschenko$ sudo nano test.txt</text:p>
        <text:p text:style-name="P10"><text:tab/>asu@asu10:/home/Tereschenko$ sudo cat test.txt</text:p>
        <text:p text:style-name="P10"><text:tab/>Я к вам пишу - чего же боле?</text:p>
        <text:p text:style-name="P10"><text:tab/>Что я могу еще сказать?</text:p>
        <text:p text:style-name="P10"><text:tab/>Теперь, я знаю, в вашей воле</text:p>
        <text:p text:style-name="P10"><text:tab/>Меня презреньем наказать.</text:p>
        <text:p text:style-name="P10"><text:tab/>asu@asu10:/home/Tereschenko$ ls -l</text:p>
        <text:p text:style-name="P10"><text:tab/>-rw-r--r-- 1 root root <text:s/>188 сен 24 14:14 test.txt</text:p>
        <text:p text:style-name="P2"/>
        <text:p text:style-name="P3">Данный файл имеет доступ к чтению для всех и для записи у администратора.</text:p>
        <text:p text:style-name="P2"/>
        <text:p text:style-name="P3">7. Создайте новый подкаталог и скопируйте в него файл со стихотворением. Измените права доступа на скопированный файл таким образом, чтобы никто не смог посмотреть его содержимое. Выведите права доступа к файлу и попытайтесь вывести содержимое файла на экран.</text:p>
        <text:p text:style-name="P2"/>
        <text:p text:style-name="P10"><text:tab/>asu@asu10:/home/Tereschenko$ sudo mkdir letter</text:p>
        <text:p text:style-name="P10"><text:tab/>asu@asu10:/home/Tereschenko$ sudo cp test.txt letter/test.txt</text:p>
        <text:p text:style-name="P10"><text:tab/>asu@asu10:/home/Tereschenko$ cd letter</text:p>
        <text:p text:style-name="P10"><text:tab/>asu@asu10:/home/Tereschenko/letter$ sudo chmod -R 000 test.txt</text:p>
        <text:p text:style-name="P10"><text:tab/>asu@asu10:/home/Tereschenko/letter$ cat test.txt</text:p>
        <text:p text:style-name="P10"><text:tab/>cat: test.txt: Отказано в доступе</text:p>
        <text:p text:style-name="P2"/>
        <text:p text:style-name="P3">8. В своей директории создайте новый каталог pub и разрешите всем пользователям создавать в каталоге файлы. Переместите в данный каталог оригинальный файл со стихотворением. Убедитесь, что файл был перемещён.</text:p>
        <text:p text:style-name="P2"/>
        <text:p text:style-name="P10"><text:tab/>asu@asu10:/home/Tereschenko$ sudo chmod -R 777 pub</text:p>
        <text:p text:style-name="P10"><text:tab/>asu@asu10:/home/Tereschenko$ ls -l</text:p>
        <text:p text:style-name="P10"><text:tab/>drwxrwxrwx 2 root root 4096 сен 24 14:40 pub</text:p>
        <text:p text:style-name="P10"><text:tab/>asu@asu10:/home/Tereschenko$ sudo mv test.txt pub</text:p>
        <text:p text:style-name="P10"><text:tab/>asu@asu10:/home/Tereschenko$ cd pub</text:p>
        <text:p text:style-name="P10"><text:tab/>asu@asu10:/home/Tereschenko/pub$ ls</text:p>
        <text:p text:style-name="P10"><text:tab/>test.txt</text:p>
        <text:p text:style-name="P2"/>
        <text:p text:style-name="P3">9. Ознакомьтесь с командами df, du и их основными опциями. Выведите размер созданного вами каталога в п.3. Выведите информацию об использовании дискового пространства на всех разделах.</text:p>
        <text:p text:style-name="P2"/>
        <text:p text:style-name="P2"><text:tab/><text:span text:style-name="T11">asu@asu10:/home$ du /home</text:span></text:p>
        <text:p text:style-name="P11"><text:tab/>44<text:tab/>/home/Tereschenko</text:p>
        <text:p text:style-name="P2"/>
        <text:p text:style-name="P2"/>
        <text:p text:style-name="P2"/>
        <text:p text:style-name="P2"/>
        <text:p text:style-name="P2"/>
        <text:p text:style-name="P2"/>
        <text:p text:style-name="P10"><text:soft-page-break/><text:tab/><text:span text:style-name="T17">asu@asu10:/home$ df -hT</text:span></text:p>
        <text:p text:style-name="P11"><text:tab/>Файл.система <text:s text:c="2"/>Тип <text:s text:c="5"/>Размер Использовано <text:s/>Дост Использовано% Cмонтировано в</text:p>
        <text:p text:style-name="P11"><text:tab/>udev <text:s text:c="10"/>devtmpfs <text:s text:c="2"/>780M <text:s text:c="11"/>0 <text:s/>780M <text:s text:c="11"/>0% /dev</text:p>
        <text:p text:style-name="P11"><text:tab/>tmpfs <text:s text:c="9"/>tmpfs <text:s text:c="5"/>162M <text:s text:c="8"/>1,6M <text:s/>160M <text:s text:c="11"/>1% /run</text:p>
        <text:p text:style-name="P11"><text:tab/>/dev/sda7 <text:s text:c="5"/>ext4 <text:s text:c="6"/>166G <text:s text:c="8"/>7,5G <text:s/>150G <text:s text:c="11"/>5% /</text:p>
        <text:p text:style-name="P11"><text:tab/>tmpfs <text:s text:c="9"/>tmpfs <text:s text:c="5"/>808M <text:s text:c="11"/>0 <text:s/>808M <text:s text:c="11"/>0% /dev/shm</text:p>
        <text:p text:style-name="P11"><text:tab/>tmpfs <text:s text:c="9"/>tmpfs <text:s text:c="5"/>5,0M <text:s text:c="8"/>4,0K <text:s/>5,0M <text:s text:c="11"/>1% /run/lock</text:p>
        <text:p text:style-name="P11"><text:tab/>tmpfs <text:s text:c="9"/>tmpfs <text:s text:c="5"/>808M <text:s text:c="11"/>0 <text:s/>808M <text:s text:c="11"/>0% /sys/fs/cgroup</text:p>
        <text:p text:style-name="P11"><text:tab/>/dev/loop0 <text:s text:c="4"/>squashfs <text:s text:c="3"/>55M <text:s text:c="9"/>55M <text:s text:c="4"/>0 <text:s text:c="9"/>100% /snap/core18/1880</text:p>
        <text:p text:style-name="P11"><text:tab/>/dev/loop1 <text:s text:c="4"/>squashfs <text:s text:c="3"/>56M <text:s text:c="9"/>56M <text:s text:c="4"/>0 <text:s text:c="9"/>100% /snap/core18/1885</text:p>
        <text:p text:style-name="P11"><text:tab/>/dev/loop2 <text:s text:c="4"/>squashfs <text:s text:c="2"/>256M <text:s text:c="8"/>256M <text:s text:c="4"/>0 <text:s text:c="9"/>100% /snap/gnome-3-34-1804/36</text:p>
        <text:p text:style-name="P11"><text:tab/>/dev/loop4 <text:s text:c="4"/>squashfs <text:s text:c="3"/>63M <text:s text:c="9"/>63M <text:s text:c="4"/>0 <text:s text:c="9"/>100% /snap/gtk-common-themes/1506</text:p>
        <text:p text:style-name="P11"><text:tab/>/dev/loop3 <text:s text:c="4"/>squashfs <text:s text:c="3"/>98M <text:s text:c="9"/>98M <text:s text:c="4"/>0 <text:s text:c="9"/>100% /snap/core/9993</text:p>
        <text:p text:style-name="P11"><text:tab/>/dev/loop7 <text:s text:c="4"/>squashfs <text:s text:c="3"/>30M <text:s text:c="9"/>30M <text:s text:c="4"/>0 <text:s text:c="9"/>100% /snap/snapd/8542</text:p>
        <text:p text:style-name="P11"><text:tab/>/dev/loop6 <text:s text:c="4"/>squashfs <text:s text:c="3"/>50M <text:s text:c="9"/>50M <text:s text:c="4"/>0 <text:s text:c="9"/>100% /snap/snap-store/467</text:p>
        <text:p text:style-name="P11"><text:tab/>/dev/loop5 <text:s text:c="4"/>squashfs <text:s text:c="2"/>218M <text:s text:c="8"/>218M <text:s text:c="4"/>0 <text:s text:c="9"/>100% /snap/gnome-3-34-1804/60</text:p>
        <text:p text:style-name="P11"><text:tab/>/dev/loop8 <text:s text:c="4"/>squashfs <text:s text:c="3"/>31M <text:s text:c="9"/>31M <text:s text:c="4"/>0 <text:s text:c="9"/>100% /snap/snapd/9279</text:p>
        <text:p text:style-name="P11"><text:tab/>/dev/loop9 <text:s text:c="4"/>squashfs <text:s text:c="2"/>4,3M <text:s text:c="8"/>4,3M <text:s text:c="4"/>0 <text:s text:c="9"/>100% /snap/tree/18</text:p>
        <text:p text:style-name="P11"><text:tab/>/dev/sda6 <text:s text:c="5"/>vfat <text:s text:c="6"/>512M <text:s text:c="9"/>12K <text:s/>512M <text:s text:c="11"/>1% /boot/efi</text:p>
        <text:p text:style-name="P11"><text:tab/>tmpfs <text:s text:c="9"/>tmpfs <text:s text:c="5"/>162M <text:s text:c="9"/>40K <text:s/>162M <text:s text:c="11"/>1% /run/user/1000</text:p>
        <text:p text:style-name="P2"/>
        <text:p text:style-name="P3">10. Ознакомиться с командами head, tail, grep, find, chown, chmod, chgrp, wc, sort, uniq; перенаправлениями потоков и каналами (пайпами «|»). Информацию по указанным командам возьмите из страниц руководства (man).</text:p>
        <text:p text:style-name="P3"/>
        <text:p text:style-name="P3">11. Повторно выведите результат команды tree. Удалите все созданные вами файлы и каталоги.</text:p>
        <text:p text:style-name="P2"/>
        <text:p text:style-name="P10"><text:tab/>asu@asu10:/home/Tereschenko$ sudo tree</text:p>
        <text:p text:style-name="P10"><text:tab/>├── 1</text:p>
        <text:p text:style-name="P10"><text:tab/>├── 2</text:p>
        <text:p text:style-name="P10"><text:tab/>│   └── 1</text:p>
        <text:p text:style-name="P10"><text:tab/>├── 3</text:p>
        <text:p text:style-name="P10"><text:tab/>│   ├── 1</text:p>
        <text:p text:style-name="P10"><text:tab/>│   └── 2</text:p>
        <text:p text:style-name="P10"><text:tab/>├── hardLinkOfFile1 -&gt; /home/Tereschenko/test1.txt</text:p>
        <text:p text:style-name="P10"><text:tab/>├── hardLinkOfFile2 -&gt; /home/Tereschenko/test2.txt</text:p>
        <text:p text:style-name="P10"><text:tab/>├── hardLinkOfFile3 -&gt; /home/Tereschenko/test3.txt</text:p>
        <text:p text:style-name="P10"><text:tab/>├── letter</text:p>
        <text:p text:style-name="P10"><text:tab/>│   └── test.txt</text:p>
        <text:p text:style-name="P10"><text:tab/>├── pub</text:p>
        <text:p text:style-name="P10"><text:tab/>│   └── test.txt</text:p>
        <text:p text:style-name="P10"><text:tab/>├── test1</text:p>
        <text:p text:style-name="P10"><text:tab/>├── test2</text:p>
        <text:p text:style-name="P10"><text:tab/>└── test3</text:p>
        <text:p text:style-name="P10"/>
        <text:p text:style-name="P10"><text:tab/>8 directories, 8 files</text:p>
        <text:p text:style-name="P10"/>
        <text:p text:style-name="P10"><text:tab/>asu@asu10:/home$ cd /home</text:p>
        <text:p text:style-name="P10"><text:tab/>asu@asu10:/home$ sudo rm -rf Tereschenko/</text:p>
        <text:p text:style-name="P3"/>
        <text:p text:style-name="P3">12. Выполните задание по варианту. При защите лабораторной работы необходимо будет рассказать о всех используемых командах и опциях, а также о назначении всех выводимых полей.</text:p>
        <text:p text:style-name="P3"/>
        <text:p text:style-name="P3"/>
        <text:p text:style-name="P3"/>
        <text:p text:style-name="P3"/>
        <text:p text:style-name="P9"><text:soft-page-break/>Вариант 12</text:p>
        <text:p text:style-name="P3">Найти файл 12.txt. </text:p>
        <text:p text:style-name="P2"/>
        <text:p text:style-name="P1"><text:tab/><text:span text:style-name="T9">$ sudo find /home -name "12.txt" -print</text:span></text:p>
        <text:p text:style-name="P14"><text:tab/>/home/anemic/Pictures/Wallpapers/networks_lab1/12.txt</text:p>
        <text:p text:style-name="P1"/>
        <text:p text:style-name="P15">Отобразить все файлы в каталоге ~/networks_lab1 и подкаталогах, которые модифицировались позже, чем файл 12.txt. </text:p>
        <text:p text:style-name="P1"/>
        <text:p text:style-name="P14"><text:tab/>$ find . -type f -name "*" -newer ./12.txt -print</text:p>
        <text:p text:style-name="P14"><text:tab/>./test.txt</text:p>
        <text:p text:style-name="P14"><text:tab/>./test/cpucpu.txt</text:p>
        <text:p text:style-name="P14"><text:tab/>./2.txt</text:p>
        <text:p text:style-name="P1"/>
        <text:p text:style-name="P15">В файлах каталога <text:span text:style-name="T5">~/networks_lab1 и подкаталогов найти упоминания слова cpu (регистронезависимый поиск), и вывести отсортированный список имен файлов, в которых было найдено совпадение. </text:span></text:p>
        <text:p text:style-name="P1"/>
        <text:p text:style-name="P14"><text:tab/>$ grep -l -i -r "cpu" /home/anemic/Pictures/Wallpapers/networks_lab1/* | sort</text:p>
        <text:p text:style-name="P14"><text:tab/>/home/anemic/Pictures/Wallpapers/networks_lab1/12.txt</text:p>
        <text:p text:style-name="P14"><text:tab/>/home/anemic/Pictures/Wallpapers/networks_lab1/test/16.txt</text:p>
        <text:p text:style-name="P14"><text:tab/>/home/anemic/Pictures/Wallpapers/networks_lab1/test/a.txt</text:p>
        <text:p text:style-name="P14"><text:tab/>/home/anemic/Pictures/Wallpapers/networks_lab1/test.txt</text:p>
        <text:p text:style-name="P1"/>
        <text:p text:style-name="P16">Вывести листинг домашней директории на экран, используя команду ls -l, ls -1, рассказать о команде и назначении данного параметра.</text:p>
        <text:p text:style-name="P1"/>
        <text:p text:style-name="P1"><text:tab/><text:span text:style-name="T9">$ ls -l</text:span></text:p>
        <text:p text:style-name="P14"><text:tab/>total 28</text:p>
        <text:p text:style-name="P14"><text:tab/>drwx------ 38 anemic anemic 12288 Oct 14 06:47 anemic</text:p>
        <text:p text:style-name="P14"><text:tab/>drwx------ <text:s/>2 root <text:s text:c="2"/>root <text:s text:c="2"/>16384 Oct 12 10:33 lost+found</text:p>
        <text:p text:style-name="P14"/>
        <text:p text:style-name="P14"><text:tab/>$ ls -1</text:p>
        <text:p text:style-name="P14"><text:tab/>anemic</text:p>
        <text:p text:style-name="P14"><text:tab/>lost+found</text:p>
        <text:p text:style-name="P1"/>
        <text:p text:style-name="P17"><text:span text:style-name="T1"><text:tab/></text:span><text:span text:style-name="T6">Команда ls перечисляет файлы и каталоги. Атрибут -l отображает </text:span></text:p>
        <text:p text:style-name="P17"><text:span text:style-name="T6"><text:tab/>разрешения, </text:span><text:span text:style-name="T14">ссылки, владельца, группу, размер, время и имя. Атрибут -1 </text:span></text:p>
        <text:p text:style-name="P17"><text:span text:style-name="T14"><text:tab/>производит вывод только одного столбца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_20__28_веб_29_" style:display-name="Обычный (веб)" style:family="paragraph" style:parent-style-name="Normal">
      <style:paragraph-properties fo:margin-top="0.1945in" fo:margin-bottom="0.1945in" loext:contextual-spacing="false"/>
    </style:style>
    <style:style style:name="_3f__5c_u1073_20__3f__5c_u1099_20__3f__5c_u1095_20__3f__5c_u1085_20__3f__5c_u1099_20__3f__5c_u1081_20__3f__20__28__5c_u1074_20__3f__5c_u1077_20__3f__5c_u1073_20__3f__29_" style:display-name="?\u1073 ?\u1099 ?\u1095 ?\u1085 ?\u1099 ?\u1081 ? (\u1074 ?\u1077 ?\u1073 ?)" style:family="paragraph" style:parent-style-name="Normal">
      <style:paragraph-properties fo:margin-top="0.1945in" fo:margin-bottom="0.1945in" loext:contextual-spacing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ru" fo:country="RU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Emphasis_5f_text" style:display-name="Emphasis_text" style:family="text">
      <style:text-properties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21-09-10T14:07:05.912942842</meta:creation-date>
    <dc:date>2021-10-14T10:10:39.148160805</dc:date>
    <meta:editing-duration>PT19M14S</meta:editing-duration>
    <meta:editing-cycles>5</meta:editing-cycles>
    <meta:document-statistic meta:table-count="0" meta:image-count="0" meta:object-count="0" meta:page-count="5" meta:paragraph-count="177" meta:word-count="1185" meta:character-count="9941" meta:non-whitespace-character-count="8125"/>
  </office:meta>
</office:document-meta>
</file>